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 style:list-style-name="L1">
      <style:text-properties fo:font-size="14pt" style:font-size-asian="14pt" style:font-size-complex="14pt"/>
    </style:style>
    <style:style style:name="P2" style:family="paragraph" style:parent-style-name="Standard" style:list-style-name="L1" style:master-page-name="">
      <style:paragraph-properties fo:break-before="page"/>
      <style:text-properties fo:font-size="14pt" style:font-size-asian="14pt" style:font-size-complex="14pt"/>
    </style:style>
    <text:list-style style:name="L1">
      <text:list-level-style-number text:level="1" text:style-name="Numbering_20_Symbols" style:num-prefix=" " style:num-suffix=".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)" style:num-format="a">
        <style:list-level-properties text:space-before="0.5in" text:min-label-width="0.25in"/>
      </text:list-level-style-number>
      <text:list-level-style-bullet text:level="3" text:style-name="Bullet_20_Symbols" style:num-prefix=" " style:num-suffix=" 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What is Linux</text:p>
          <text:list>
            <text:list-item>
              <text:p text:style-name="P1">history</text:p>
              <text:list>
                <text:list-item>
                  <text:p text:style-name="P1">Unix</text:p>
                </text:list-item>
                <text:list-item>
                  <text:p text:style-name="P1">FSF/GPL/GNU</text:p>
                </text:list-item>
                <text:list-item>
                  <text:p text:style-name="P1">Linus/Linux</text:p>
                </text:list-item>
              </text:list>
            </text:list-item>
            <text:list-item>
              <text:p text:style-name="P1">Architecture </text:p>
              <text:list>
                <text:list-item>
                  <text:p text:style-name="P1">Core principles of Unix/Linux</text:p>
                  <text:list>
                    <text:list-item>
                      <text:p text:style-name="P1">small single purpose programs</text:p>
                    </text:list-item>
                    <text:list-item>
                      <text:p text:style-name="P1">simple output/accept broad input</text:p>
                    </text:list-item>
                    <text:list-item>
                      <text:p text:style-name="P1">everything is a file</text:p>
                    </text:list-item>
                    <text:list-item>
                      <text:p text:style-name="P1">configuration in ASCII</text:p>
                    </text:list-item>
                    <text:list-item>
                      <text:p text:style-name="P1">single rooted file system</text:p>
                    </text:list-item>
                  </text:list>
                </text:list-item>
                <text:list-item>
                  <text:p text:style-name="P1">Overall Layers</text:p>
                  <text:list>
                    <text:list-item>
                      <text:p text:style-name="P1">hardware</text:p>
                    </text:list-item>
                    <text:list-item>
                      <text:p text:style-name="P1">kernel</text:p>
                    </text:list-item>
                    <text:list-item>
                      <text:p text:style-name="P1">shell</text:p>
                    </text:list-item>
                    <text:list-item>
                      <text:p text:style-name="P1">user land tool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What are Distributions?</text:p>
          <text:list>
            <text:list-item>
              <text:p text:style-name="P1">History</text:p>
            </text:list-item>
            <text:list-item>
              <text:p text:style-name="P1">reasons to use a distribution?</text:p>
              <text:list>
                <text:list-item>
                  <text:p text:style-name="P1">Ease of administration</text:p>
                </text:list-item>
                <text:list-item>
                  <text:p text:style-name="P1">software availability/ease of install</text:p>
                </text:list-item>
              </text:list>
            </text:list-item>
          </text:list>
        </text:list-item>
        <text:list-item>
          <text:p text:style-name="P1">How does Linux work? Or <text:s/>“How to not be afraid of the CLI.”</text:p>
          <text:list>
            <text:list-item>
              <text:p text:style-name="P1">processes</text:p>
              <text:list>
                <text:list-item>
                  <text:p text:style-name="P1">STDIN</text:p>
                </text:list-item>
                <text:list-item>
                  <text:p text:style-name="P1">STDOUT</text:p>
                </text:list-item>
                <text:list-item>
                  <text:p text:style-name="P1">STDERR</text:p>
                </text:list-item>
              </text:list>
            </text:list-item>
            <text:list-item>
              <text:p text:style-name="P1">redirecting channels/piping</text:p>
            </text:list-item>
            <text:list-item>
              <text:p text:style-name="P1">commands</text:p>
              <text:list>
                <text:list-item>
                  <text:p text:style-name="P1">options(switches)</text:p>
                </text:list-item>
                <text:list-item>
                  <text:p text:style-name="P1">arguments</text:p>
                </text:list-item>
              </text:list>
            </text:list-item>
            <text:list-item>
              <text:p text:style-name="P1">globbing/wildcards</text:p>
            </text:list-item>
            <text:list-item>
              <text:p text:style-name="P1">variables/quoting</text:p>
            </text:list-item>
            <text:list-item>
              <text:p text:style-name="P1">nesting</text:p>
            </text:list-item>
          </text:list>
        </text:list-item>
        <text:list-item>
          <text:p text:style-name="P2">Changing Configurations</text:p>
          <text:list>
            <text:list-item>
              <text:p text:style-name="P1">ASCII</text:p>
            </text:list-item>
            <text:list-item>
              <text:p text:style-name="P1">vim</text:p>
              <text:list>
                <text:list-item>
                  <text:p text:style-name="P1">why learn vi/vim?</text:p>
                </text:list-item>
              </text:list>
            </text:list-item>
            <text:list-item>
              <text:p text:style-name="P1">Emacs</text:p>
            </text:list-item>
          </text:list>
        </text:list-item>
        <text:list-item>
          <text:p text:style-name="P1">Becoming a guru</text:p>
          <text:list>
            <text:list-item>
              <text:p text:style-name="P1">screen</text:p>
            </text:list-item>
            <text:list-item>
              <text:p text:style-name="P1">shell scripting</text:p>
            </text:list-item>
            <text:list-item>
              <text:p text:style-name="P1">regular expressions</text:p>
            </text:list-item>
            <text:list-item>
              <text:p text:style-name="P1">text tools</text:p>
            </text:list-item>
            <text:list-item>
              <text:p text:style-name="P1">sed</text:p>
            </text:list-item>
            <text:list-item>
              <text:p text:style-name="P1">awk</text:p>
            </text:list-item>
            <text:list-item>
              <text:p text:style-name="P1">perl</text:p>
            </text:list-item>
            <text:list-item>
              <text:p text:style-name="P1">grep</text:p>
            </text:list-item>
            <text:list-item>
              <text:p text:style-name="P1">cut</text:p>
            </text:list-item>
            <text:list-item>
              <text:p text:style-name="P1">paste</text:p>
            </text:list-item>
            <text:list-item>
              <text:p text:style-name="P1">sort</text:p>
            </text:list-item>
          </text:list>
        </text:list-item>
        <text:list-item>
          <text:p text:style-name="P1">How to get help</text:p>
          <text:list>
            <text:list-item>
              <text:p text:style-name="P1">RTFM</text:p>
            </text:list-item>
            <text:list-item>
              <text:p text:style-name="P1">--help</text:p>
            </text:list-item>
            <text:list-item>
              <text:p text:style-name="P1">/usr/share/doc</text:p>
            </text:list-item>
            <text:list-item>
              <text:p text:style-name="P1">JFGI</text:p>
            </text:list-item>
            <text:list-item>
              <text:p text:style-name="P1">mailing lists</text:p>
            </text:list-item>
            <text:list-item>
              <text:p text:style-name="P1">IRC</text:p>
            </text:list-item>
            <text:list-item>
              <text:p text:style-name="P1">Users Groups</text:p>
            </text:list-item>
            <text:list-item>
              <text:p text:style-name="P1">scratch your own itc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03T13:56:08</meta:creation-date>
    <dc:date>2006-10-03T16:55:06</dc:date>
    <meta:print-date>2006-10-03T14:58:35</meta:print-date>
    <dc:language>en-US</dc:language>
    <meta:editing-cycles>4</meta:editing-cycles>
    <meta:editing-duration>PT1H26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0" meta:word-count="135" meta:character-count="807"/>
  </office:meta>
</office:document-meta>
</file>